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S2ABdIDVNRZhRMH8PsHjvoqhoDQFVp2apY3F</text:p>
      <text:p text:style-name="Standard">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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8T19:34:18.400031601</meta:creation-date>
    <dc:date>2022-08-30T09:34:08.814888222</dc:date>
    <meta:editing-duration>PT29M3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2" meta:character-count="80" meta:non-whitespace-character-count="80"/>
  </office:meta>
</office:document-meta>
</file>